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weight="bold" style:font-weight-asian="bold" style:font-weight-complex="bold" fo:font-size="16pt" style:font-size-asian="16pt" style:font-size-complex="20pt"/>
    </style:style>
    <style:style style:name="T6" style:parent-style-name="DefaultParagraphFont" style:family="text">
      <style:text-properties fo:font-size="16pt" style:font-size-asian="16pt" style:font-size-complex="20pt"/>
    </style:style>
    <style:style style:name="P7" style:parent-style-name="Standard" style:family="paragraph">
      <style:text-properties fo:font-size="16pt" style:font-size-asian="16pt" style:font-size-complex="20pt"/>
    </style:style>
    <style:style style:name="T8" style:parent-style-name="Hyperlink" style:family="text">
      <style:text-properties fo:font-size="16pt" style:font-size-asian="16pt" style:font-size-complex="20pt"/>
    </style:style>
    <style:style style:name="P9" style:parent-style-name="Standard" style:family="paragraph">
      <style:text-properties fo:language="en" fo:country="US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20pt"/>
    </style:style>
    <style:style style:name="T11" style:parent-style-name="DefaultParagraphFont" style:family="text">
      <style:text-properties fo:font-size="16pt" style:font-size-asian="16pt" style:font-size-complex="20pt"/>
    </style:style>
    <style:style style:name="T12" style:parent-style-name="StrongEmphasis" style:family="text">
      <style:text-properties fo:font-weight="normal" style:font-weight-asian="normal" style:font-weight-complex="normal" fo:font-size="16pt" style:font-size-asian="16pt" style:font-size-complex="20pt"/>
    </style:style>
    <style:style style:name="T13" style:parent-style-name="DefaultParagraphFont" style:family="text">
      <style:text-properties fo:font-size="16pt" style:font-size-asian="16pt" style:font-size-complex="20pt"/>
    </style:style>
    <style:style style:name="T14" style:parent-style-name="DefaultParagraphFont" style:family="text">
      <style:text-properties fo:font-size="16pt" style:font-size-asian="16pt" style:font-size-complex="20pt"/>
    </style:style>
    <style:style style:name="P15" style:parent-style-name="Standard" style:family="paragraph">
      <style:text-properties fo:font-size="16pt" style:font-size-asian="16pt" style:font-size-complex="20pt"/>
    </style:style>
    <style:style style:name="P16" style:parent-style-name="Standard" style:family="paragraph">
      <style:text-properties fo:font-size="16pt" style:font-size-asian="16pt" style:font-size-complex="20pt"/>
    </style:style>
    <style:style style:name="P17" style:parent-style-name="Standard" style:family="paragraph">
      <style:text-properties fo:language="en" fo:country="US"/>
    </style:style>
  </office:automatic-styles>
  <office:body>
    <office:text text:use-soft-page-breaks="true">
      <text:p text:style-name="P1">Assignment-3</text:p>
      <text:p text:style-name="P2">Locating different web Elements and Selenium Waits</text:p>
      <text:p text:style-name="P3"/>
      <text:p text:style-name="P4"/>
      <text:p text:style-name="Standard"><text:span text:style-name="T5">Question 1</text:span><text:span text:style-name="T6">: Locate Different different elements from the form:</text:span></text:p>
      <text:p text:style-name="P7"/>
      <text:p text:style-name="Standard"><text:a xlink:href="https://www.tutorialspoint.com/selenium/practice/selenium_automation_practice.php" office:target-frame-name="_top" xlink:show="replace"><text:span text:style-name="T8">https://www.tutorialspoint.com/selenium/practice/selenium_automation_practice.php</text:span></text:a></text:p>
      <text:p text:style-name="Standard"/>
      <text:p text:style-name="P9">import time<text:line-break/>from selenium import webdriver<text:line-break/>from selenium.webdriver.common.by import By<text:line-break/>from selenium.webdriver.support.select import Select<text:line-break/>driver = webdriver.Chrome()<text:line-break/><text:line-break/>driver.get("https://www.tutorialspoint.com/selenium/practice/selenium_automation_practice.php")<text:line-break/>driver.maximize_window()<text:line-break/><text:line-break/>#Name<text:line-break/>Name = driver.find_element(By.ID,"name")<text:line-break/>Name.send_keys("Aman")<text:line-break/>time.sleep(2)<text:line-break/><text:line-break/>#Email<text:line-break/>Email = driver.find_element(By.ID,"email")<text:line-break/>Email.send_keys("amankumarakk536@gmail.com")<text:line-break/>time.sleep(2)<text:line-break/><text:line-break/># Gender<text:line-break/>Gender = driver.find_element(By.ID,"gender")<text:line-break/>Gender.click()<text:line-break/>time.sleep(2)<text:line-break/><text:line-break/># Mobile<text:line-break/>Mobile = driver.find_element(By.ID,"mobile")<text:line-break/>Mobile.send_keys("9874635210")<text:line-break/>time.sleep(2)<text:line-break/><text:line-break/>#DOB<text:line-break/>dob = driver.find_element(By.ID,"dob")<text:line-break/>dob.send_keys("12272024")<text:line-break/><text:line-break/>#Subject<text:line-break/>Subject = driver.find_element(By.ID,"subjects")<text:line-break/>Subject.send_keys("Python")<text:line-break/>time.sleep(2)<text:line-break/><text:line-break/># Hobbies<text:line-break/>Hobby = driver.find_element(By.ID,"hobbies")<text:line-break/>Hobby.click()<text:line-break/>time.sleep(2)<text:line-break/><text:soft-page-break/><text:line-break/># Picture<text:line-break/><text:line-break/><text:line-break/># Current Address<text:line-break/>curr_Add = driver.find_element(By.XPATH,'/html/body/main/div/div/div[2]/form/div[9]/div/textarea')<text:line-break/>curr_Add.send_keys("Chandigarh")<text:line-break/>time.sleep(2)<text:line-break/><text:line-break/># State and City<text:line-break/>state = Select(driver.find_element(By.ID,"state"))<text:line-break/>op = state.options<text:line-break/>for i in op:<text:line-break/><text:s text:c="4"/>if i.text=="Uttar Pradesh":<text:line-break/><text:s text:c="8"/>i.click()<text:line-break/>time.sleep(2)<text:line-break/><text:line-break/>city = Select(driver.find_element(By.ID,"city"))<text:line-break/>op1 = city.options<text:line-break/>for i in op1:<text:line-break/><text:s text:c="4"/>if i.text=="Lucknow":<text:line-break/><text:s text:c="8"/>i.click()<text:line-break/>time.sleep(2)<text:line-break/><text:line-break/>driver.quit()</text:p>
      <text:p text:style-name="Standard"/>
      <text:p text:style-name="Standard"/>
      <text:p text:style-name="Standard"/>
      <text:p text:style-name="Standard"><text:span text:style-name="T10">Question 2</text:span><text:span text:style-name="T11">:<text:s/></text:span><text:span text:style-name="T12">Amazon</text:span><text:span text:style-name="T13"><text:s/>-<text:s/></text:span><text:a xlink:href="https://www.amazon.com/" office:target-frame-name="_top" xlink:show="replace"><text:span text:style-name="T14">https://www.amazon.com/</text:span></text:a></text:p>
      <text:p text:style-name="P15"/>
      <text:p text:style-name="P16">Wait for search results to load after performing a search query, or wait for product recommendations to appear on the home page.(Both Implicit and explicit wait)</text:p>
      <text:p text:style-name="P17"><text:line-break/># Implicit wait-------------------------------------------------------------------------<text:line-break/># from selenium import webdriver<text:line-break/># from selenium.webdriver.common.by import By<text:line-break/># driver = webdriver.Chrome()<text:line-break/># driver.get("https://www.amazon.com/")<text:line-break/># driver.implicitly_wait(10)<text:line-break/>#<text:line-break/># search =driver.find_element(By.ID,"twotabsearchtextbox")<text:line-break/># search.send_keys("Laptop")<text:line-break/>#<text:line-break/># click = driver.find_element(By.ID,"nav-search-submit-button")<text:line-break/># click.click()<text:line-break/><text:line-break/><text:line-break/># Explicit wait---------------------------------------------------------------------<text:line-break/>from selenium import webdriver<text:line-break/><text:soft-page-break/>from selenium.webdriver.common.by import By<text:line-break/>from selenium.webdriver.support.wait import WebDriverWait<text:line-break/>from selenium.webdriver.support import expected_conditions as EC<text:line-break/><text:line-break/>driver = webdriver.Chrome()<text:line-break/>driver.get("https://www.amazon.com/")<text:line-break/>myWait = WebDriverWait(driver,10)<text:line-break/><text:line-break/>search = myWait.until(EC.presence_of_element_located((By.ID,"twotabsearchtextbox"))).send_keys("Laptop")<text:line-break/>click = myWait.until(EC.presence_of_element_located((By.ID,"nav-search-submit-button"))).click()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MAN KUMAR</dc:creator>
    <meta:creation-date>2024-10-25T12:45:00Z</meta:creation-date>
    <dc:date>2024-12-27T14:59:00Z</dc:date>
    <meta:template xlink:href="Normal.dotm" xlink:type="simple"/>
    <meta:editing-cycles>6</meta:editing-cycles>
    <meta:editing-duration>PT4080S</meta:editing-duration>
    <meta:document-statistic meta:page-count="3" meta:paragraph-count="6" meta:word-count="450" meta:character-count="3009" meta:row-count="21" meta:non-whitespace-character-count="2565"/>
  </office:meta>
</office:document-meta>
</file>